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paragraph-rsid="0005544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paragraph-rsid="00067ba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544c" officeooo:paragraph-rsid="0005544c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paragraph-rsid="001653bf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officeooo:rsid="001653bf" officeooo:paragraph-rsid="001653bf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17d743" officeooo:paragraph-rsid="0017d7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623f" officeooo:paragraph-rsid="000c623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544c" officeooo:paragraph-rsid="0005544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544c" officeooo:paragraph-rsid="00067b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7baf" officeooo:paragraph-rsid="00067ba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53bf" officeooo:paragraph-rsid="001653b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e3f0" officeooo:paragraph-rsid="000de3f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544c" officeooo:paragraph-rsid="0005544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de3f0" officeooo:paragraph-rsid="000de3f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7d743" officeooo:paragraph-rsid="001653b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7d743" officeooo:paragraph-rsid="0017d74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9664a" officeooo:paragraph-rsid="0019664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0pt" fo:font-weight="bold" officeooo:rsid="0005544c" officeooo:paragraph-rsid="0005544c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officeooo:rsid="000de3f0" officeooo:paragraph-rsid="000de3f0" style:font-size-asian="17.5pt" style:font-weight-asian="bold" style:font-size-complex="20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5544c" officeooo:paragraph-rsid="0005544c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weight="normal" officeooo:rsid="00067baf" officeooo:paragraph-rsid="00067baf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normal" officeooo:rsid="00067baf" officeooo:paragraph-rsid="00067baf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fo:font-weight="normal" officeooo:rsid="00067baf" officeooo:paragraph-rsid="00067baf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weight="normal" officeooo:rsid="00067baf" officeooo:paragraph-rsid="00067baf" style:font-size-asian="10.5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fo:font-weight="normal" officeooo:rsid="001653bf" officeooo:paragraph-rsid="001653bf" style:font-size-asian="10.5pt" style:font-weight-asian="normal" style:font-size-complex="12pt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2pt" fo:font-weight="normal" officeooo:rsid="000fcbe2" officeooo:paragraph-rsid="000fcbe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00284" officeooo:paragraph-rsid="000de3f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b4847" officeooo:paragraph-rsid="001b484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b4847" officeooo:paragraph-rsid="00100284" style:font-size-asian="10.5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7d743" officeooo:paragraph-rsid="0017d74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9664a" officeooo:paragraph-rsid="0019664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ae7be" officeooo:paragraph-rsid="001ae7b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ae7be" officeooo:paragraph-rsid="001ae7be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1ae7be" officeooo:paragraph-rsid="001ae7be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6pt" fo:font-weight="bold" officeooo:paragraph-rsid="0005544c" style:font-size-asian="14pt" style:font-weight-asian="bold" style:font-size-complex="16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6pt" fo:font-weight="bold" officeooo:paragraph-rsid="00067baf" style:font-size-asian="14pt" style:font-weight-asian="bold" style:font-size-complex="16pt" style:font-weight-complex="bold"/>
    </style:style>
    <style:style style:name="P37" style:family="paragraph" style:parent-style-name="Standard" style:list-style-name="L10">
      <style:paragraph-properties fo:text-align="start" style:justify-single-word="false"/>
      <style:text-properties fo:font-size="20pt" fo:font-weight="bold" officeooo:paragraph-rsid="000fcbe2" style:font-size-asian="17.5pt" style:font-weight-asian="bold" style:font-size-complex="20pt" style:font-weight-complex="bold"/>
    </style:style>
    <style:style style:name="P38" style:family="paragraph" style:parent-style-name="Standard" style:list-style-name="L10">
      <style:paragraph-properties fo:text-align="start" style:justify-single-word="false"/>
      <style:text-properties fo:font-size="20pt" fo:font-weight="bold" officeooo:paragraph-rsid="001275a0" style:font-size-asian="17.5pt" style:font-weight-asian="bold" style:font-size-complex="20pt" style:font-weight-complex="bold"/>
    </style:style>
    <style:style style:name="T1" style:family="text">
      <style:text-properties officeooo:rsid="0005544c"/>
    </style:style>
    <style:style style:name="T2" style:family="text">
      <style:text-properties fo:font-size="12pt" fo:font-weight="normal" officeooo:rsid="0005544c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67baf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b18c2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fcbe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275a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44e4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6124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653bf" style:font-size-asian="10.5pt" style:font-weight-asian="normal" style:font-size-complex="12pt" style:font-weight-complex="normal"/>
    </style:style>
    <style:style style:name="T10" style:family="text">
      <style:text-properties officeooo:rsid="00067baf"/>
    </style:style>
    <style:style style:name="T11" style:family="text">
      <style:text-properties officeooo:rsid="001653bf"/>
    </style:style>
    <style:style style:name="T12" style:family="text">
      <style:text-properties officeooo:rsid="0017d743"/>
    </style:style>
    <style:style style:name="T13" style:family="text">
      <style:text-properties officeooo:rsid="001d01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cenarios</text:p>
      <text:p text:style-name="P14"/>
      <text:p text:style-name="P5">Control familiarization! A comprehensive walk-through of all of the directional controls used to pilot the ship. </text:p>
      <text:p text:style-name="P11"/>
      <text:p text:style-name="P11">Tasks:</text:p>
      <text:list xml:id="list831178897" text:style-name="L6">
        <text:list-item>
          <text:p text:style-name="P25">Launch the game by typing “python spaceSimulator.py”</text:p>
        </text:list-item>
        <text:list-item>
          <text:p text:style-name="P25">Pause the game</text:p>
        </text:list-item>
        <text:list-item>
          <text:p text:style-name="P25">Review controls</text:p>
        </text:list-item>
        <text:list-item>
          <text:p text:style-name="P25">Resume game</text:p>
        </text:list-item>
        <text:list-item>
          <text:p text:style-name="P25">Accelerate the ship forward until the velocity vector reads at least 15.0</text:p>
        </text:list-item>
        <text:list-item>
          <text:p text:style-name="P25">Bring the ship to a stop</text:p>
        </text:list-item>
        <text:list-item>
          <text:p text:style-name="P25">Accelerate in the left direction until the velocity vector reads at least 15.0</text:p>
        </text:list-item>
        <text:list-item>
          <text:p text:style-name="P25">Bring the ship to a stop</text:p>
        </text:list-item>
        <text:list-item>
          <text:p text:style-name="P25">Repeat for ascend, roll left, and yaw left</text:p>
        </text:list-item>
        <text:list-item>
          <text:p text:style-name="P25">Exit the game</text:p>
        </text:list-item>
      </text:list>
      <text:p text:style-name="P11"/>
      <text:p text:style-name="P4"><text:span text:style-name="T11">Collision correction. You will begin a new gam</text:span><text:span text:style-name="T12">e, then attempt to fly into the “planet.”. After the collision, your ship will behave erratically, and you will need to fix it.</text:span></text:p>
      <text:p text:style-name="P15"/>
      <text:p text:style-name="P16">Tasks:</text:p>
      <text:list xml:id="list1023529720" text:style-name="L7">
        <text:list-item>
          <text:p text:style-name="P30">Launch the game by typing “python spaceSimulator.py”</text:p>
        </text:list-item>
        <text:list-item>
          <text:p text:style-name="P30">Locate the planet by any means</text:p>
        </text:list-item>
        <text:list-item>
          <text:p text:style-name="P30">Pilot the ship into a collision course with the planet</text:p>
        </text:list-item>
        <text:list-item>
          <text:p text:style-name="P30">Collide with the planet</text:p>
        </text:list-item>
        <text:list-item>
          <text:p text:style-name="P30">Take note of the force vectors acting on the craft</text:p>
        </text:list-item>
        <text:list-item>
          <text:p text:style-name="P30">One direction at a time, bring the ship to a complete stop</text:p>
        </text:list-item>
        <text:list-item>
          <text:p text:style-name="P30">Exit the game</text:p>
        </text:list-item>
      </text:list>
      <text:p text:style-name="P16"/>
      <text:p text:style-name="P6">Orbital slingshot. Using the gravity of the planet and the moon, fly around the moon and let it “slingshot” you away.</text:p>
      <text:p text:style-name="P16"/>
      <text:p text:style-name="P16">Tasks:</text:p>
      <text:list xml:id="list1913057435" text:style-name="L8">
        <text:list-item>
          <text:p text:style-name="P31">Launch the game by typing “python spaceSimulator.py”</text:p>
        </text:list-item>
        <text:list-item>
          <text:p text:style-name="P31">Locate the <text:span text:style-name="T13">star and planet by any means</text:span></text:p>
        </text:list-item>
        <text:list-item>
          <text:p text:style-name="P31">Pilot the ship near the <text:span text:style-name="T13">planet</text:span>, aiming slightly away from it</text:p>
        </text:list-item>
        <text:list-item>
          <text:p text:style-name="P31">As you prepare to pass, ensure the <text:span text:style-name="T13">planet</text:span> is moving in a direction that is as close to perfectly opposite as your own as possible</text:p>
        </text:list-item>
        <text:list-item>
          <text:p text:style-name="P31">As you enter orbit of the <text:span text:style-name="T13">planet</text:span>, ensure you maintain a great enough speed to prevent being pulled into the surface</text:p>
        </text:list-item>
        <text:list-item>
          <text:p text:style-name="P31">Allow the <text:span text:style-name="T13">planet</text:span>'s gravity to swing you around it</text:p>
        </text:list-item>
        <text:list-item>
          <text:p text:style-name="P31">As the direction of the ship becomes closer to that of the planet, note the increase in speed until the ship breaks orbit</text:p>
        </text:list-item>
        <text:list-item>
          <text:p text:style-name="P31">Exit the game</text:p>
        </text:list-item>
      </text:list>
      <text:p text:style-name="P17"/>
      <text:p text:style-name="P34">Experiment! Time for some free-flying. Taking the controls you have learned, fly for 3-5 minutes. </text:p>
      <text:p text:style-name="P32"><text:soft-page-break/></text:p>
      <text:p text:style-name="P32">Tasks:</text:p>
      <text:list xml:id="list1893826332" text:style-name="L9">
        <text:list-item>
          <text:p text:style-name="P33">Launch the game by typing “python spaceSimulator.py”</text:p>
        </text:list-item>
        <text:list-item>
          <text:p text:style-name="P33">For 3-5 minutes, practice using the controls</text:p>
        </text:list-item>
        <text:list-item>
          <text:p text:style-name="P33">Attempt near-misses with the planet and <text:span text:style-name="T13">star</text:span></text:p>
        </text:list-item>
        <text:list-item>
          <text:p text:style-name="P33">See how fast you can move the ship in multiple directions without losing control</text:p>
        </text:list-item>
        <text:list-item>
          <text:p text:style-name="P33">See how long you can maintain orbit of the planet</text:p>
        </text:list-item>
      </text:list>
      <text:p text:style-name="P2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4-04-28T23:27:57</meta:creation-date>
    <dc:date>2014-05-10T16:45:00</dc:date>
    <dc:creator>Josh </dc:creator>
    <meta:editing-duration>PT8H22M31S</meta:editing-duration>
    <meta:editing-cycles>17</meta:editing-cycles>
    <meta:generator>LibreOffice/3.6$Linux_X86_64 LibreOffice_project/360m1$Build-2</meta:generator>
    <meta:document-statistic meta:table-count="0" meta:image-count="0" meta:object-count="0" meta:page-count="2" meta:paragraph-count="39" meta:word-count="383" meta:character-count="2037" meta:non-whitespace-character-count="1721"/>
  </office:meta>
</office:document-meta>
</file>